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宋体" svg:font-family="宋体" style:font-family-generic="system" style:font-pitch="variable"/>
  </office:font-face-decls>
  <office:automatic-styles>
    <style:style style:name="Table1" style:family="table">
      <style:table-properties style:width="6.3972in" fo:margin-left="-0.0785in" fo:margin-top="0in" fo:margin-bottom="0in" table:align="left" style:writing-mode="lr-tb"/>
    </style:style>
    <style:style style:name="Table1.A" style:family="table-column">
      <style:table-column-properties style:column-width="6.397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No_20_Spacing">
      <style:text-properties fo:font-size="10pt" fo:font-weight="bold" style:font-size-asian="10pt" style:font-weight-asian="bold" style:font-size-complex="10pt"/>
    </style:style>
    <style:style style:name="P2" style:family="paragraph" style:parent-style-name="No_20_Spacing">
      <style:paragraph-properties fo:text-align="end" style:justify-single-word="false"/>
      <style:text-properties fo:font-size="10pt" fo:font-weight="bold" style:font-size-asian="10pt" style:font-weight-asian="bold" style:font-size-complex="10pt"/>
    </style:style>
    <style:style style:name="P3" style:family="paragraph" style:parent-style-name="No_20_Spacing">
      <style:text-properties fo:font-size="10pt" fo:font-weight="normal" style:font-size-asian="10pt" style:font-weight-asian="normal" style:font-size-complex="10pt" style:font-weight-complex="normal"/>
    </style:style>
    <style:style style:name="P4" style:family="paragraph" style:parent-style-name="No_20_Spacing">
      <style:text-properties fo:font-size="10pt" fo:font-weight="normal" officeooo:rsid="0003953e" officeooo:paragraph-rsid="0003953e" style:font-size-asian="10pt" style:font-weight-asian="normal" style:font-size-complex="10pt" style:font-weight-complex="normal"/>
    </style:style>
    <style:style style:name="P5" style:family="paragraph" style:parent-style-name="No_20_Spacing">
      <style:text-properties officeooo:paragraph-rsid="0003953e"/>
    </style:style>
    <style:style style:name="P6" style:family="paragraph" style:parent-style-name="No_20_Spacing">
      <style:paragraph-properties fo:margin-top="0in" fo:margin-bottom="0in" loext:contextual-spacing="false" fo:line-height="100%"/>
      <style:text-properties fo:font-size="10pt" fo:font-style="italic" style:font-size-asian="10pt" style:font-style-asian="italic" style:font-size-complex="10pt"/>
    </style:style>
    <style:style style:name="P7" style:family="paragraph" style:parent-style-name="No_20_Spacing">
      <style:paragraph-properties fo:margin-top="0in" fo:margin-bottom="0in" loext:contextual-spacing="false" fo:line-height="100%"/>
      <style:text-properties fo:font-size="10pt" fo:font-weight="bold" style:font-size-asian="10pt" style:font-weight-asian="bold" style:font-size-complex="10pt"/>
    </style:style>
    <style:style style:name="P8" style:family="paragraph" style:parent-style-name="No_20_Spacing" style:master-page-name="Standard">
      <style:paragraph-properties fo:text-align="end" style:justify-single-word="false" style:page-number="auto"/>
      <style:text-properties fo:font-size="10pt" fo:font-weight="bold" style:font-size-asian="10pt" style:font-weight-asian="bold" style:font-size-complex="10pt"/>
    </style:style>
    <style:style style:name="P9" style:family="paragraph" style:parent-style-name="No_20_Spacing">
      <style:text-properties fo:font-size="10pt" fo:font-weight="bold" style:font-size-asian="10pt" style:font-weight-asian="bold" style:font-size-complex="10pt"/>
    </style:style>
    <style:style style:name="P10" style:family="paragraph" style:parent-style-name="No_20_Spacing">
      <style:paragraph-properties fo:text-align="end" style:justify-single-word="false"/>
      <style:text-properties fo:font-size="10pt" fo:font-weight="bold" style:font-size-asian="10pt" style:font-weight-asian="bold" style:font-size-complex="10pt"/>
    </style:style>
    <style:style style:name="P11" style:family="paragraph" style:parent-style-name="No_20_Spacing" style:list-style-name="WWNum1">
      <style:text-properties fo:font-size="10pt" fo:font-weight="bold" style:font-size-asian="10pt" style:font-weight-asian="bold" style:font-size-complex="10pt"/>
    </style:style>
    <style:style style:name="P12" style:family="paragraph" style:parent-style-name="No_20_Spacing">
      <style:text-properties fo:font-size="10pt" fo:font-weight="normal" officeooo:rsid="0003953e" officeooo:paragraph-rsid="0003953e" style:font-size-asian="10pt" style:font-weight-asian="normal" style:font-size-complex="10pt" style:font-weight-complex="normal"/>
    </style:style>
    <style:style style:name="P13" style:family="paragraph" style:parent-style-name="No_20_Spacing">
      <style:text-properties fo:font-size="10pt" fo:font-weight="normal" officeooo:rsid="0004d5ad" officeooo:paragraph-rsid="0004d5ad" style:font-size-asian="10pt" style:font-weight-asian="normal" style:font-size-complex="10pt" style:font-weight-complex="normal"/>
    </style:style>
    <style:style style:name="P14" style:family="paragraph" style:parent-style-name="No_20_Spacing">
      <style:text-properties fo:font-size="10pt" fo:font-weight="normal" officeooo:rsid="0006b341" officeooo:paragraph-rsid="0006b341" style:font-size-asian="10pt" style:font-weight-asian="normal" style:font-size-complex="10pt" style:font-weight-complex="normal"/>
    </style:style>
    <style:style style:name="P15" style:family="paragraph" style:parent-style-name="No_20_Spacing" style:list-style-name="WWNum1">
      <style:paragraph-properties fo:margin-top="0in" fo:margin-bottom="0in" loext:contextual-spacing="false" fo:line-height="100%"/>
    </style:style>
    <style:style style:name="P16" style:family="paragraph" style:parent-style-name="No_20_Spacing" style:list-style-name="WWNum1">
      <style:paragraph-properties fo:margin-top="0in" fo:margin-bottom="0in" loext:contextual-spacing="false" fo:line-height="100%"/>
      <style:text-properties fo:font-size="10pt" fo:font-style="italic" style:font-size-asian="10pt" style:font-style-asian="italic" style:font-size-complex="10pt"/>
    </style:style>
    <style:style style:name="T1" style:family="text">
      <style:text-properties fo:font-size="10pt" fo:font-weight="bold" style:font-size-asian="10pt" style:font-weight-asian="bold" style:font-size-complex="10pt"/>
    </style:style>
    <style:style style:name="T2" style:family="text">
      <style:text-properties fo:font-size="10pt" fo:font-style="italic" fo:font-weight="bold" style:font-size-asian="10pt" style:font-style-asian="italic" style:font-weight-asian="bold"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10pt" fo:font-weight="normal" officeooo:rsid="0003953e" style:font-size-asian="10pt" style:font-weight-asian="normal" style:font-size-complex="10pt" style:font-weight-complex="normal"/>
    </style:style>
    <style:style style:name="T5" style:family="text">
      <style:text-properties officeooo:rsid="00051a70"/>
    </style:style>
    <style:style style:name="T6" style:family="text">
      <style:text-properties officeooo:rsid="00066f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SYC3100 V2017<text:bookmark text:name="_GoBack"/></text:p>
      <text:p text:style-name="P2">Spørsmål til selvvalgt artikkel</text:p>
      <text:p text:style-name="P2"/>
      <text:p text:style-name="P2"/>
      <text:p text:style-name="P1"/>
      <text:p text:style-name="No_20_Spacing"><text:span text:style-name="T1">Studentens navn: </text:span><text:span text:style-name="T4">Per Daniel M. Thorsrud</text:span></text:p>
      <text:p text:style-name="P5"><text:span text:style-name="T1">Artikkel (full referanse): </text:span><text:span text:style-name="T4">Thomas Conway &amp; Pádraig MacNeela (2012) A young person's</text:span></text:p>
      <text:p text:style-name="P4">game: Immersion and distancing in bar work, Psychology &amp; Health, 27:8, 971-989, DOI:</text:p>
      <text:p text:style-name="P4">10.1080/08870446.2011.637560</text:p>
      <text:p text:style-name="P3"/>
      <text:p text:style-name="P1"/>
      <text:p text:style-name="No_20_Spacing"><text:span text:style-name="T1">Hva er forskningsspørsmålet, og hvordan blir det begrunnet (kan være </text:span><text:span text:style-name="T2">flere</text:span><text:span text:style-name="T1"> forskningsspørsmål)?</text:span></text:p>
      <text:p text:style-name="P1"/>
      <text:p text:style-name="P4">Forksningspørsmålet/målet med denne kvalitative undersøkelsen er å skulle forstå effektene av bartenderyrket på yrkesutøveren, samt deres subjektive tolkninger og erfaringer av yrket, og på hvilken måte dette påvirker dem. <text:span text:style-name="T5">Deres begrunnelse for utforksning av disse spørsmålene er det faktum at det finnes lite forskning på området, mens det samtidig er et viktig område å kartlegge. Spesielt tenker de da på kontinuerlig eksponering av fulle mennesker og slitsomme skift.</text:span></text:p>
      <text:p text:style-name="P1"/>
      <text:p text:style-name="P1"/>
      <text:p text:style-name="P1">Hvordan er data produsert?</text:p>
      <text:list xml:id="list3761588928171766398" text:style-name="WWNum1">
        <text:list-item>
          <text:p text:style-name="P11">Informanter (begrunnelse for valg og framgangsmåte for rekruttering)</text:p>
        </text:list-item>
        <text:list-item>
          <text:p text:style-name="P11">Intervju, observasjon (beskrive)</text:p>
        </text:list-item>
        <text:list-item>
          <text:p text:style-name="P11">Transkribert?</text:p>
        </text:list-item>
      </text:list>
      <text:p text:style-name="P1"/>
      <text:p text:style-name="P13">Dataen<text:span text:style-name="T6">e</text:span> ble i hovedsak produsert gjennom e<text:span text:style-name="T6">t</text:span> multippel-metode design hvor de benyttet seg av <text:span text:style-name="T5">både</text:span> fokus-gruppe samtaler og semi-strukturerte intervjuer. <text:span text:style-name="T5">I begge tilfellene var det tidligere og nåværende bartendere som ble intervjuet/satt i fokus-grupper. Både de nåværende og tidligere bartenderne hadde omfattende erfaring, og alle hadde jobbet mellom 1 og 7 år på bar. Alle tidligere bartendere hadde sluttet innen de to siste årene. Begrunnelsen for utvalget var et ønske om å få et mest mulig representativt utvalg for så å kunne skape en mest mulig troverdig representasjon av bartender som yrke. Selve designet ble valgt da dette tillot en videre oppfølgning og utforsking av eventuelle personlige og subjektive erfaringer og følelser deltagerne hadde. </text:span></text:p>
      <text:p text:style-name="P13"/>
      <text:p text:style-name="P14">Rekrutteringen skjedde gjennom bekjente av et par av forskerne som selv hadde jobbet som bartender.</text:p>
      <text:p text:style-name="P13"/>
      <text:p text:style-name="P14">Både intervjuene og fokus-gruppene ble holdt i rolige barlokaler eller lignende passende områder</text:p>
      <text:p text:style-name="P1"/>
      <text:p text:style-name="P1"/>
      <text:p text:style-name="P1">Hvordan er det empiriske materialet analysert?</text:p>
      <text:p text:style-name="P1"/>
      <text:p text:style-name="P1"/>
      <text:p text:style-name="P1"/>
      <text:p text:style-name="P1">Hva er resultatene?</text:p>
      <text:p text:style-name="P1"/>
      <text:p text:style-name="P1"/>
      <text:p text:style-name="P1"/>
      <text:p text:style-name="P1">Hvordan blir resultatene presentert, og hvordan argumenteres det for resultatenes generaliseringsmuligheter og betydning (for forskning, praksisfelt, politisk diskusjon osv)?</text:p>
      <text:p text:style-name="P1"/>
      <text:p text:style-name="P1"/>
      <text:p text:style-name="P1"/>
      <text:p text:style-name="P1">Hvilke etiske refleksjoner inneholder artikkelen?</text:p>
      <text:p text:style-name="P1"/>
      <text:p text:style-name="P1"><text:soft-page-break/></text:p>
      <table:table table:name="Table1" table:style-name="Table1">
        <table:table-column table:style-name="Table1.A"/>
        <table:table-row table:style-name="Table1.1">
          <table:table-cell table:style-name="Table1.A1" office:value-type="string">
            <text:p text:style-name="P6"/>
            <text:list xml:id="list221828158177132" text:continue-numbering="true" text:style-name="WWNum1">
              <text:list-item>
                <text:p text:style-name="P16">Du kan hente artikkelen fra EksempelsamlingPSYC3100 (ligger på fronter), eller fra et tidsskrift eller bok. </text:p>
              </text:list-item>
              <text:list-item>
                <text:p text:style-name="P16">Bruk malen, og skriv inn svarene på spørsmålene i Times New Roman 12. </text:p>
              </text:list-item>
              <text:list-item>
                <text:p text:style-name="P16">Teksten skal være på ca. halvannen – to sider. </text:p>
              </text:list-item>
              <text:list-item>
                <text:p text:style-name="P15"><text:span text:style-name="T3">Husk at </text:span><text:span text:style-name="T2">to</text:span><text:span text:style-name="T3"> artikler skal presenteres på denne måten, ett dokument for hver artikkel.</text:span></text:p>
              </text:list-item>
            </text:list>
            <text:p text:style-name="P7"/>
          </table:table-cell>
        </table:table-row>
      </table:table>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DejaVu Sans" svg:font-family="'DejaVu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true" style:font-name-asian="宋体" style:font-size-asian="11pt" style:language-asian="zh" style:country-asian="CN"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b" fo:country="NO" style:letter-kerning="true" style:font-name-asian="宋体" style:font-size-asian="11pt" style:language-asian="zh" style:country-asian="CN"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0pt" fo:font-weight="bold" style:font-name-asian="宋体" style:font-family-asian="宋体" style:font-family-generic-asian="system" style:font-pitch-asian="variable" style:font-name-complex="DejaVu Sans1"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nes Andenæs</meta:initial-creator>
    <meta:editing-cycles>4</meta:editing-cycles>
    <meta:creation-date>2017-02-02T15:58:00</meta:creation-date>
    <dc:date>2017-02-16T22:18:27.298521159</dc:date>
    <meta:editing-duration>PT49M15S</meta:editing-duration>
    <meta:generator>LibreOffice/5.2.5.1$Linux_X86_64 LibreOffice_project/20m0$Build-1</meta:generator>
    <meta:document-statistic meta:table-count="1" meta:image-count="0" meta:object-count="0" meta:page-count="2" meta:paragraph-count="23" meta:word-count="366" meta:character-count="2542" meta:non-whitespace-character-count="2201"/>
    <meta:user-defined meta:name="AppVersion">14.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